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1.42mm"/>
    </style:style>
    <style:style style:name="co3" style:family="table-column">
      <style:table-column-properties fo:break-before="auto" style:column-width="38.42mm"/>
    </style:style>
    <style:style style:name="co4" style:family="table-column">
      <style:table-column-properties fo:break-before="auto" style:column-width="126.96mm"/>
    </style:style>
    <style:style style:name="co5" style:family="table-column">
      <style:table-column-properties fo:break-before="auto" style:column-width="40.23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52.44mm"/>
    </style:style>
    <style:style style:name="co8" style:family="table-column">
      <style:table-column-properties fo:break-before="auto" style:column-width="32.61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visibility="collapse" table:default-cell-style-name="ce16"/>
        <table:table-column table:style-name="co9" table:number-columns-repeated="16" table:default-cell-style-name="Default"/>
        <table:table-column table:style-name="co11" table:number-columns-repeated="2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2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5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19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2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2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3"/>
        </table:table-row>
        <table:table-row table:style-name="ro2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19"/>
        </table:table-row>
        <table:table-row table:style-name="ro2" table:number-rows-repeated="31577">
          <table:table-cell table:number-columns-repeated="26"/>
        </table:table-row>
        <table:table-row table:style-name="ro2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8">00.00.0000</text:date>, <text:time style:data-style-name="N2" text:time-value="13:08:42.2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05-06-23T12:25:26</meta:creation-date>
    <dc:date>2018-09-28T13:14:01.818000000</dc:date>
    <meta:editing-cycles>255</meta:editing-cycles>
    <meta:editing-duration>P12DT3H41M13S</meta:editing-duration>
    <meta:document-statistic meta:table-count="3" meta:cell-count="2497" meta:object-count="0"/>
    <meta:user-defined meta:name="Info 1"/>
    <meta:user-defined meta:name="Info 2"/>
    <meta:user-defined meta:name="Info 3"/>
    <meta:user-defined meta:name="Info 4"/>
  </office:meta>
</office:document-meta>
</file>